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</office:font-face-decls>
  <office:automatic-styles>
    <style:style style:name="P1" style:family="paragraph" style:parent-style-name="Standard">
      <style:text-properties style:font-name="Courier"/>
    </style:style>
    <style:style style:name="P2" style:family="paragraph" style:parent-style-name="Standard" style:list-style-name="L1"/>
    <style:style style:name="T1" style:family="text">
      <style:text-properties style:font-name="Courier"/>
    </style:style>
    <style:style style:name="T2" style:family="text">
      <style:text-properties style:font-name="Courier"/>
    </style:style>
    <style:style style:name="T3" style:family="text">
      <style:text-properties style:font-name="Arial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ample_canyon</text:h>
      <text:list xml:id="list943790815" text:style-name="Numbering_20_1">
        <text:list-item>
          <text:list>
            <text:list-item>
              <text:p text:style-name="Heading_20_2">Purpose</text:p>
            </text:list-item>
          </text:list>
        </text:list-item>
      </text:list>
      <text:p text:style-name="Standard">Single quasi-2D street canyon in neutral open channel flow with constant bulk velocity</text:p>
      <text:list xml:id="list81001506" text:continue-numbering="true" text:style-name="Numbering_20_1">
        <text:list-item>
          <text:list>
            <text:list-item>
              <text:p text:style-name="Heading_20_2">PALM-Version / SVN Revision</text:p>
            </text:list-item>
          </text:list>
        </text:list-item>
      </text:list>
      <text:p text:style-name="Standard">version 3.6, revision 244</text:p>
      <text:list xml:id="list725536065" text:continue-numbering="true" text:style-name="Numbering_20_1">
        <text:list-item>
          <text:list>
            <text:list-item>
              <text:p text:style-name="Heading_20_2">Required user code</text:p>
            </text:list-item>
          </text:list>
        </text:list-item>
      </text:list>
      <text:p text:style-name="Standard">none</text:p>
      <text:list xml:id="list1660199026" text:continue-numbering="true" text:style-name="Numbering_20_1">
        <text:list-item>
          <text:list>
            <text:list-item>
              <text:p text:style-name="Heading_20_2">Input: example_canyon_p3d</text:p>
            </text:list-item>
          </text:list>
        </text:list-item>
      </text:list>
      <text:p text:style-name="Standard">Cyclic lateral boundary conditions are used. The 3d-model is initialized with constant vertical profiles. Coriolis force is switched off (<text:span text:style-name="T1">omega = 0.0</text:span>). A constant colume flow (i.e. constant bulk velocity) is maintained (<text:span text:style-name="T1">conserve_volume_flow = .T.</text:span>). To set the open channel flow boundary condition, the vertical gradient of horizontal velocity components at the domain top is kept zero (<text:span text:style-name="T1">bc_uv_t = 'neumann'</text:span>).</text:p>
      <text:p text:style-name="Standard">The canyon is constructed using the generic topography case <text:span text:style-name="T1">topography = 'single_street_canyon'</text:span>. <text:span text:style-name="T1">canyon_width_x = 40.0</text:span><text:span text:style-name="T3"> specifies the distance between canyon walls in x-direction, i.e. the street canyon axis is oriented in y-direction.</text:span></text:p>
      <text:list xml:id="list211400445" text:continue-numbering="true" text:style-name="Numbering_20_1">
        <text:list-item>
          <text:list>
            <text:list-item>
              <text:p text:style-name="Heading_20_2">Preprocessing</text:p>
            </text:list-item>
          </text:list>
        </text:list-item>
      </text:list>
      <text:p text:style-name="Standard">none</text:p>
      <text:list xml:id="list1004163366" text:continue-numbering="true" text:style-name="Numbering_20_1">
        <text:list-item>
          <text:list>
            <text:list-item>
              <text:p text:style-name="Heading_20_2">Program start - mrun call</text:p>
            </text:list-item>
          </text:list>
        </text:list-item>
      </text:list>
      <text:p text:style-name="P1">mrun -d example_canyon -h lcsgih -m 1500 -t 3600 -q testq -r 'd3# 3d# xz# ts# pr#' -K parallel -X 2 -T 2 -n shared</text:p>
      <text:list xml:id="list760444547" text:continue-numbering="true" text:style-name="Numbering_20_1">
        <text:list-item>
          <text:list>
            <text:list-item>
              <text:p text:style-name="Heading_20_2">Monitoring: example_canyon_rc</text:p>
            </text:list-item>
          </text:list>
        </text:list-item>
      </text:list>
      <text:p text:style-name="Standard">The 'run-control output' section is only valid for host lcsgih/lcsgib (HLRN-II in Hannover/Berlin). Other hosts may have slightly different timestep data.</text:p>
      <text:list xml:id="list170098917" text:continue-numbering="true" text:style-name="Numbering_20_1">
        <text:list-item>
          <text:list>
            <text:list-item>
              <text:p text:style-name="Heading_20_2">Postprocessing</text:p>
            </text:list-item>
          </text:list>
        </text:list-item>
      </text:list>
      <text:p text:style-name="Standard">none</text:p>
      <text:list xml:id="list499051819" text:continue-numbering="true" text:style-name="Numbering_20_1">
        <text:list-item>
          <text:list>
            <text:list-item>
              <text:p text:style-name="Heading_20_2">Miscellaneous</text:p>
            </text:list-item>
          </text:list>
        </text:list-item>
      </text:list>
      <text:p text:style-name="Standard">none</text:p>
      <text:list xml:id="list661513381" text:continue-numbering="true" text:style-name="Numbering_20_1">
        <text:list-item>
          <text:list>
            <text:list-item>
              <text:p text:style-name="Heading_20_2">List of attachments</text:p>
            </text:list-item>
          </text:list>
        </text:list-item>
      </text:list>
      <text:list xml:id="list1219417790" text:style-name="L1">
        <text:list-item>
          <text:p text:style-name="P2">example_canyon_p3d</text:p>
        </text:list-item>
        <text:list-item>
          <text:p text:style-name="P2">example_canyon_r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cs" fo:country="CZ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lbany AMT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03-03T10:47:50</meta:creation-date>
    <dc:language>cs-CZ</dc:language>
    <meta:editing-cycles>20</meta:editing-cycles>
    <meta:editing-duration>PT01H58M13S</meta:editing-duration>
    <meta:initial-creator>Marcus Letzel</meta:initial-creator>
    <dc:date>2009-03-03T12:50:23</dc:date>
    <dc:creator>Marcus Letzel</dc:creator>
    <meta:document-statistic meta:table-count="0" meta:image-count="0" meta:object-count="0" meta:page-count="1" meta:paragraph-count="23" meta:word-count="197" meta:character-count="1298"/>
    <meta:user-defined meta:name="Info 1"/>
    <meta:user-defined meta:name="Info 2"/>
    <meta:user-defined meta:name="Info 3"/>
    <meta:user-defined meta:name="Info 4"/>
  </office:meta>
</office:document-meta>
</file>